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xml:id="id1" draw:id="id1" draw:layer="layout" svg:width="3.302cm" svg:height="3.302cm" svg:x="22.336cm" svg:y="11.414cm">
          <text:p text:style-name="P1">Firebase</text:p>
        </draw:rect>
        <draw:rect draw:style-name="gr1" draw:text-style-name="P1" xml:id="id2" draw:id="id2" draw:layer="layout" svg:width="3.302cm" svg:height="3.302cm" svg:x="4.937cm" svg:y="7.604cm">
          <text:p text:style-name="P1">Client</text:p>
        </draw:rect>
        <draw:rect draw:style-name="gr1" draw:text-style-name="P1" xml:id="id4" draw:id="id4" draw:layer="layout" svg:width="3.302cm" svg:height="3.302cm" svg:x="12.684cm" svg:y="7.604cm">
          <text:p text:style-name="P1">Backend</text:p>
        </draw:rect>
        <draw:rect draw:style-name="gr1" draw:text-style-name="P1" xml:id="id3" draw:id="id3" draw:layer="layout" svg:width="3.302cm" svg:height="3.302cm" svg:x="22.209cm" svg:y="3.921cm">
          <text:p text:style-name="P1">GitHub</text:p>
        </draw:rect>
        <draw:connector draw:style-name="gr2" draw:text-style-name="P1" draw:layer="layout" draw:type="curve" svg:x1="22.336cm" svg:y1="13.065cm" svg:x2="6.588cm" svg:y2="10.906cm" draw:start-shape="id1" draw:end-shape="id2" draw:end-glue-point="2" svg:d="M22336 13065c-10499 0-15748-719-15748-2159">
          <text:p/>
        </draw:connector>
        <draw:connector draw:style-name="gr2" draw:text-style-name="P1" draw:layer="layout" draw:type="curve" svg:x1="22.209cm" svg:y1="5.572cm" svg:x2="6.588cm" svg:y2="7.604cm" draw:start-shape="id3" draw:start-glue-point="3" draw:end-shape="id2" draw:end-glue-point="0" svg:d="M22209 5572c-10414 0-15621 677-15621 2032">
          <text:p/>
        </draw:connector>
        <draw:connector draw:style-name="gr2" draw:text-style-name="P1" draw:layer="layout" draw:type="curve" svg:x1="8.239cm" svg:y1="9.255cm" svg:x2="12.684cm" svg:y2="9.255cm" draw:start-shape="id2" draw:start-glue-point="1" draw:end-shape="id4" svg:d="M8239 9255h4445">
          <text:p/>
        </draw:connector>
        <draw:line draw:style-name="gr3" draw:text-style-name="P1" draw:layer="layout" svg:x1="15.986cm" svg:y1="8.112cm" svg:x2="22.336cm" svg:y2="6.08cm">
          <text:p/>
        </draw:line>
        <draw:line draw:style-name="gr3" draw:text-style-name="P1" draw:layer="layout" svg:x1="22.209cm" svg:y1="6.207cm" svg:x2="15.986cm" svg:y2="9.001cm">
          <text:p/>
        </draw:line>
        <draw:line draw:style-name="gr3" draw:text-style-name="P1" draw:layer="layout" svg:x1="15.986cm" svg:y1="8.874cm" svg:x2="22.336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va Anker</meta:initial-creator>
    <meta:creation-date>2016-06-03T15:56:52</meta:creation-date>
    <dc:date>2016-06-03T17:25:21</dc:date>
    <dc:creator>Eva Anker</dc:creator>
    <meta:editing-duration>PT27M49S</meta:editing-duration>
    <meta:editing-cycles>1</meta:editing-cycles>
    <meta:document-statistic meta:object-count="10"/>
    <meta:generator>OpenOffice/4.1.1$Unix OpenOffice.org_project/411m6$Build-9775</meta:generator>
  </office:meta>
</office:document-meta>
</file>